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3.369cm" fo:break-before="auto" style:use-optimal-row-height="true"/>
    </style:style>
    <style:style style:name="ro12" style:family="table-row">
      <style:table-row-properties style:row-height="3.369cm" fo:break-before="auto" style:use-optimal-row-height="false"/>
    </style:style>
    <style:style style:name="ro13" style:family="table-row">
      <style:table-row-properties style:row-height="3.93cm" fo:break-before="auto" style:use-optimal-row-height="false"/>
    </style:style>
    <style:style style:name="ro14" style:family="table-row">
      <style:table-row-properties style:row-height="3.124cm" fo:break-before="auto" style:use-optimal-row-height="false"/>
    </style:style>
    <style:style style:name="ro15" style:family="table-row">
      <style:table-row-properties style:row-height="0.455cm" fo:break-before="auto" style:use-optimal-row-height="false"/>
    </style:style>
    <style:style style:name="ro16" style:family="table-row">
      <style:table-row-properties style:row-height="3.861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Calibri1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fo:font-weight="normal" style:font-name-asian="Arial1" style:font-weight-asian="normal" style:font-name-complex="Arial1" style:font-weight-complex="normal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7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Calibri1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4-05-26" calcext:value-type="date">
            <text:p>26/05/2014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André Luís Ferreira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 calcext:value-type="string">
            <text:p>1.1</text:p>
          </table:table-cell>
          <table:table-cell table:style-name="ce10" office:value-type="date" office:date-value="2014-10-02" calcext:value-type="date">
            <text:p>02/10/2014</text:p>
          </table:table-cell>
          <table:table-cell table:style-name="ce13" office:value-type="string" calcext:value-type="string">
            <text:p>Adicionado teste para evitar duplicar disciplinas</text:p>
          </table:table-cell>
          <table:table-cell table:style-name="ce13" office:value-type="string" calcext:value-type="string">
            <text:p>André Luís Ferreira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 calcext:value-type="string">
            <text:p>1.2</text:p>
          </table:table-cell>
          <table:table-cell table:style-name="ce10" office:value-type="date" office:date-value="2014-11-06" calcext:value-type="date">
            <text:p>06/11/2014</text:p>
          </table:table-cell>
          <table:table-cell table:style-name="ce13" office:value-type="string" calcext:value-type="string">
            <text:p>Rodada a bateria de testes</text:p>
          </table:table-cell>
          <table:table-cell table:style-name="ce13" office:value-type="string" calcext:value-type="string">
            <text:p>Brendo Colaço Bomfim Braz</text:p>
          </table:table-cell>
          <table:table-cell table:number-columns-repeated="1019"/>
        </table:table-row>
        <table:table-row table:style-name="ro6" table:number-rows-repeated="5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ecução 11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3"/>
        <table:table-column table:style-name="co11" table:default-cell-style-name="ce23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31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5" office:value-type="string" calcext:value-type="string">
            <text:p>Cenário de Teste</text:p>
          </table:table-cell>
          <table:table-cell table:style-name="ce25" office:value-type="string" calcext:value-type="string">
            <text:p>Passos</text:p>
          </table:table-cell>
          <table:table-cell table:style-name="ce25" office:value-type="string" calcext:value-type="string">
            <text:p>Resultados esperados</text:p>
          </table:table-cell>
          <table:table-cell table:style-name="ce32" office:value-type="string" calcext:value-type="string">
            <text:p>Resultado da Execução</text:p>
          </table:table-cell>
          <table:table-cell table:style-name="ce32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Gerenciar Estruturas Curriculares</text:p>
          </table:table-cell>
          <table:table-cell table:style-name="ce20" office:value-type="string" calcext:value-type="string">
            <text:p>VINCULAR</text:p>
          </table:table-cell>
          <table:table-cell table:style-name="ce20" office:value-type="string" calcext:value-type="string">
            <text:p>TC_007_01</text:p>
          </table:table-cell>
          <table:table-cell table:style-name="ce26" office:value-type="string" calcext:value-type="string">
            <text:p>Vincular disciplina a estrutura curricular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preenche o campo quantidade de alunos com um valor válido.</text:p>
            <text:p>3. O usuário preenche o campo semestre de oferta com um valor válido.</text:p>
            <text:p/>
          </table:table-cell>
          <table:table-cell table:style-name="ce27" office:value-type="string" calcext:value-type="string">
            <text:p>Disciplina vinculada, mensagem de indicação de sucesso e disciplina sai da lista de disciplinas que não pertecem a estrutura curricular.</text:p>
          </table:table-cell>
          <table:table-cell table:style-name="ce33" office:value-type="string" calcext:value-type="string">
            <text:p>PASSOU</text:p>
          </table:table-cell>
          <table:table-cell table:style-name="ce37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Gerenciar Estruturas Curriculares</text:p>
          </table:table-cell>
          <table:table-cell table:style-name="ce20" office:value-type="string" calcext:value-type="string">
            <text:p>VINCULAR</text:p>
          </table:table-cell>
          <table:table-cell table:style-name="ce20" office:value-type="string" calcext:value-type="string">
            <text:p>TC_007_02</text:p>
          </table:table-cell>
          <table:table-cell table:style-name="ce27" office:value-type="string" calcext:value-type="string">
            <text:p>Vincular disciplina: Usuário não preenche o campo quantidade de alunos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não preenche o campo quantidade de alunos</text:p>
            <text:p>3. O usuário preenche o campo semestre de oferta com um valor válido.</text:p>
          </table:table-cell>
          <table:table-cell table:style-name="ce27" office:value-type="string" calcext:value-type="string">
            <text:p>Disciplina não vinculada e indicação de mensagem para preenchimento dos campos obrigatórios</text:p>
          </table:table-cell>
          <table:table-cell table:style-name="ce33" office:value-type="string" calcext:value-type="string">
            <text:p>PASSOU</text:p>
          </table:table-cell>
          <table:table-cell table:style-name="ce37"/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3</text:p>
          </table:table-cell>
          <table:table-cell table:style-name="ce27" office:value-type="string" calcext:value-type="string">
            <text:p>Vincular disciplina: Usuário não preenche o campo semestre de oferta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preenche o campo quantidade de alunos  com um valor válido.</text:p>
            <text:p>3. O usuário não preenche o campo semestre de oferta.</text:p>
          </table:table-cell>
          <table:table-cell table:style-name="ce28" office:value-type="string" calcext:value-type="string">
            <text:p>Disciplina não vinculada e indicação de mensagem para preenchimento dos campos obrigatórios</text:p>
          </table:table-cell>
          <table:table-cell table:style-name="ce34" office:value-type="string" calcext:value-type="string">
            <text:p>PASSOU</text:p>
          </table:table-cell>
          <table:table-cell table:style-name="ce37"/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4</text:p>
          </table:table-cell>
          <table:table-cell table:style-name="ce28" office:value-type="string" calcext:value-type="string">
            <text:p>Vincular disciplina: Usuário <text:s/>preenche o campo quantidade de alunos em formato inválido (caracteres especiai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50&amp;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4" office:value-type="string" calcext:value-type="string">
            <text:p>PASSOU</text:p>
          </table:table-cell>
          <table:table-cell table:style-name="ce37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5</text:p>
          </table:table-cell>
          <table:table-cell table:style-name="ce28" office:value-type="string" calcext:value-type="string">
            <text:p>Vincular disciplina: Usuário <text:s/>preenche o campo quantidade de alunos em formato inválido (valor não positivo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-80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4" office:value-type="string" calcext:value-type="string">
            <text:p>PASSOU</text:p>
          </table:table-cell>
          <table:table-cell table:style-name="ce37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6</text:p>
          </table:table-cell>
          <table:table-cell table:style-name="ce28" office:value-type="string" calcext:value-type="string">
            <text:p>Vincular disciplina: Usuário <text:s/>preenche o campo semestre de oferta em formato inválido (letra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X2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4" office:value-type="string" calcext:value-type="string">
            <text:p>PASSOU</text:p>
          </table:table-cell>
          <table:table-cell table:style-name="ce37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7</text:p>
          </table:table-cell>
          <table:table-cell table:style-name="ce28" office:value-type="string" calcext:value-type="string">
            <text:p>Vincular disciplina: Usuário <text:s/>preenche o campo semestre de oferta em formato inválido (caracteres especiai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5&amp;”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4" office:value-type="string" calcext:value-type="string">
            <text:p>PASSOU</text:p>
          </table:table-cell>
          <table:table-cell table:style-name="ce37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8</text:p>
          </table:table-cell>
          <table:table-cell table:style-name="ce28" office:value-type="string" calcext:value-type="string">
            <text:p>Vincular disciplina: Usuário <text:s/>preenche o campo semestre de oferta em formato inválido (valor não positivo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valor válido.</text:p>
            <text:p>3. O usuário preenche o campo semestre de oferta com um caracteres especiais. Ex.: “-8” 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4" office:value-type="string" calcext:value-type="string">
            <text:p>PASSOU</text:p>
          </table:table-cell>
          <table:table-cell table:style-name="ce37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9</text:p>
          </table:table-cell>
          <table:table-cell table:style-name="ce28" office:value-type="string" calcext:value-type="string">
            <text:p>Vincular disciplina: Usuário <text:s/>preenche o campo semestre de oferta em formato inválido (letra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X”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4" office:value-type="string" calcext:value-type="string">
            <text:p>PASSOU</text:p>
          </table:table-cell>
          <table:table-cell table:style-name="ce37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10</text:p>
          </table:table-cell>
          <table:table-cell table:style-name="ce28" office:value-type="string" calcext:value-type="string">
            <text:p>Vincular disciplina: Usuário <text:s/>preenche o campo semestre de oferta com valor inválido (valor maior que 12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valor alto. Ex.: “100”</text:p>
          </table:table-cell>
          <table:table-cell table:style-name="ce28" office:value-type="string" calcext:value-type="string">
            <text:p>Disciplina não vinculada e indicação de mensagem valor inválido</text:p>
          </table:table-cell>
          <table:table-cell table:style-name="ce34" office:value-type="string" calcext:value-type="string">
            <text:p>PASSOU</text:p>
          </table:table-cell>
          <table:table-cell table:style-name="ce37"/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11</text:p>
          </table:table-cell>
          <table:table-cell table:style-name="ce28" office:value-type="string" calcext:value-type="string">
            <text:p>Vincular disciplina já existente na estrutura curricular</text:p>
          </table:table-cell>
          <table:table-cell table:style-name="ce28" office:value-type="string" calcext:value-type="string">
            <text:p>1. O usuário  seleciona uma disciplina que já pertence a estrutura curricular.</text:p>
            <text:p>2. O usuário preenche os campos corretamente.</text:p>
          </table:table-cell>
          <table:table-cell table:style-name="ce28" office:value-type="string" calcext:value-type="string">
            <text:p>Disciplina não vinculada e indicação de mensagem disciplina já vinculada a estrutura </text:p>
          </table:table-cell>
          <table:table-cell table:style-name="ce34" office:value-type="string" calcext:value-type="string">
            <text:p>PASSOU</text:p>
          </table:table-cell>
          <table:table-cell table:style-name="ce37"/>
          <table:table-cell table:style-name="ce16" table:number-columns-repeated="1015"/>
        </table:table-row>
        <table:table-row table:style-name="ro14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DESVINCULAR</text:p>
          </table:table-cell>
          <table:table-cell table:style-name="ce21" office:value-type="string" calcext:value-type="string">
            <text:p>TC_007_12</text:p>
          </table:table-cell>
          <table:table-cell table:style-name="ce29" office:value-type="string" calcext:value-type="string">
            <text:p>Desvincular disciplina da estrutura curricular</text:p>
          </table:table-cell>
          <table:table-cell table:style-name="ce28" office:value-type="string" calcext:value-type="string">
            <text:p>1. O usuário  seleciona uma disciplina da lista de disciplina que pertencem a estrutura curricular.</text:p>
            <text:p>2. O usuário desvincular disciplina.</text:p>
            <text:p>3. O usuário confirma a desvinculação.</text:p>
            <text:p/>
          </table:table-cell>
          <table:table-cell table:style-name="ce28" office:value-type="string" calcext:value-type="string">
            <text:p>Disciplina desvinculada, disciplina volta para a lista de disciplinas não pertencentes a estrutura curricular e indicação de mensagem sucesso</text:p>
          </table:table-cell>
          <table:table-cell table:style-name="ce34" office:value-type="string" calcext:value-type="string">
            <text:p>PASSOU</text:p>
          </table:table-cell>
          <table:table-cell table:style-name="ce37"/>
          <table:table-cell table:style-name="ce16" table:number-columns-repeated="1015"/>
        </table:table-row>
        <table:table-row table:style-name="ro15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5"/>
          <table:table-cell table:style-name="ce36"/>
          <table:table-cell table:style-name="ce16" table:number-columns-repeated="1015"/>
        </table:table-row>
        <table:table-row table:style-name="ro1" table:number-rows-repeated="6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6" table:number-columns-repeated="2"/>
          <table:table-cell table:style-name="ce16" table:number-columns-repeated="1015"/>
        </table:table-row>
        <table:table-row table:style-name="ro1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6" table:number-columns-repeated="2"/>
          <table:table-cell table:style-name="ce16" table:number-columns-repeated="1014"/>
          <table:table-cell table:style-name="Default"/>
        </table:table-row>
        <table:table-row table:style-name="ro1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8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3"/>
        <table:table-column table:style-name="co11" table:default-cell-style-name="ce23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31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5" office:value-type="string" calcext:value-type="string">
            <text:p>Cenário de Teste</text:p>
          </table:table-cell>
          <table:table-cell table:style-name="ce25" office:value-type="string" calcext:value-type="string">
            <text:p>Passos</text:p>
          </table:table-cell>
          <table:table-cell table:style-name="ce25" office:value-type="string" calcext:value-type="string">
            <text:p>Resultados esperados</text:p>
          </table:table-cell>
          <table:table-cell table:style-name="ce32" office:value-type="string" calcext:value-type="string">
            <text:p>Resultado da Execução</text:p>
          </table:table-cell>
          <table:table-cell table:style-name="ce32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Gerenciar Estruturas Curriculares</text:p>
          </table:table-cell>
          <table:table-cell table:style-name="ce20" office:value-type="string" calcext:value-type="string">
            <text:p>VINCULAR</text:p>
          </table:table-cell>
          <table:table-cell table:style-name="ce20" office:value-type="string" calcext:value-type="string">
            <text:p>TC_007_01</text:p>
          </table:table-cell>
          <table:table-cell table:style-name="ce26" office:value-type="string" calcext:value-type="string">
            <text:p>Vincular disciplina a estrutura curricular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preenche o campo quantidade de alunos com um valor válido.</text:p>
            <text:p>3. O usuário preenche o campo semestre de oferta com um valor válido.</text:p>
            <text:p/>
          </table:table-cell>
          <table:table-cell table:style-name="ce27" office:value-type="string" calcext:value-type="string">
            <text:p>Disciplina vinculada, mensagem de indicação de sucesso e disciplina sai da lista de disciplinas que não pertecem a estrutura curricular.</text:p>
          </table:table-cell>
          <table:table-cell table:style-name="ce33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Gerenciar Estruturas Curriculares</text:p>
          </table:table-cell>
          <table:table-cell table:style-name="ce20" office:value-type="string" calcext:value-type="string">
            <text:p>VINCULAR</text:p>
          </table:table-cell>
          <table:table-cell table:style-name="ce20" office:value-type="string" calcext:value-type="string">
            <text:p>TC_007_02</text:p>
          </table:table-cell>
          <table:table-cell table:style-name="ce27" office:value-type="string" calcext:value-type="string">
            <text:p>Vincular disciplina: Usuário não preenche o campo quantidade de alunos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não preenche o campo quantidade de alunos</text:p>
            <text:p>3. O usuário preenche o campo semestre de oferta com um valor válido.</text:p>
          </table:table-cell>
          <table:table-cell table:style-name="ce27" office:value-type="string" calcext:value-type="string">
            <text:p>Disciplina não vinculada e indicação de mensagem para preenchimento dos campos obrigatórios</text:p>
          </table:table-cell>
          <table:table-cell table:style-name="ce33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3</text:p>
          </table:table-cell>
          <table:table-cell table:style-name="ce27" office:value-type="string" calcext:value-type="string">
            <text:p>Vincular disciplina: Usuário não preenche o campo semestre de oferta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preenche o campo quantidade de alunos  com um valor válido.</text:p>
            <text:p>3. O usuário não preenche o campo semestre de oferta.</text:p>
          </table:table-cell>
          <table:table-cell table:style-name="ce28" office:value-type="string" calcext:value-type="string">
            <text:p>Disciplina não vinculada e indicação de mensagem para preenchimento dos campos obrigatórios</text:p>
          </table:table-cell>
          <table:table-cell table:style-name="ce33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6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4</text:p>
          </table:table-cell>
          <table:table-cell table:style-name="ce28" office:value-type="string" calcext:value-type="string">
            <text:p>Vincular disciplina: Usuário <text:s/>preenche o campo quantidade de alunos em formato inválido (caracteres especiai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50&amp;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6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5</text:p>
          </table:table-cell>
          <table:table-cell table:style-name="ce28" office:value-type="string" calcext:value-type="string">
            <text:p>Vincular disciplina: Usuário <text:s/>preenche o campo quantidade de alunos em formato inválido (valor não positivo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-80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6</text:p>
          </table:table-cell>
          <table:table-cell table:style-name="ce28" office:value-type="string" calcext:value-type="string">
            <text:p>Vincular disciplina: Usuário <text:s/>preenche o campo quantidade de alunos em formato inválido (letra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letra. Ex.: “X2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7</text:p>
          </table:table-cell>
          <table:table-cell table:style-name="ce28" office:value-type="string" calcext:value-type="string">
            <text:p>Vincular disciplina: Usuário <text:s/>preenche o campo semestre de oferta em formato inválido (caracteres especiai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5&amp;”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8</text:p>
          </table:table-cell>
          <table:table-cell table:style-name="ce28" office:value-type="string" calcext:value-type="string">
            <text:p>Vincular disciplina: Usuário <text:s/>preenche o campo semestre de oferta em formato inválido (valor não positivo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valor válido.</text:p>
            <text:p>3. O usuário preenche o campo semestre de oferta com um caracteres especiais. Ex.: “-8” 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4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9</text:p>
          </table:table-cell>
          <table:table-cell table:style-name="ce28" office:value-type="string" calcext:value-type="string">
            <text:p>Vincular disciplina: Usuário <text:s/>preenche o campo semestre de oferta em formato inválido (letra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X”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4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10</text:p>
          </table:table-cell>
          <table:table-cell table:style-name="ce28" office:value-type="string" calcext:value-type="string">
            <text:p>Vincular disciplina: Usuário <text:s/>preenche o campo semestre de oferta com valor inválido (valor maior que 12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valor alto. Ex.: “100”</text:p>
          </table:table-cell>
          <table:table-cell table:style-name="ce28" office:value-type="string" calcext:value-type="string">
            <text:p>Disciplina não vinculada e indicação de mensagem valor inválido</text:p>
          </table:table-cell>
          <table:table-cell table:style-name="ce34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11</text:p>
          </table:table-cell>
          <table:table-cell table:style-name="ce28" office:value-type="string" calcext:value-type="string">
            <text:p>Vincular disciplina já existente na estrutura curricular</text:p>
          </table:table-cell>
          <table:table-cell table:style-name="ce28" office:value-type="string" calcext:value-type="string">
            <text:p>1. O usuário  seleciona uma disciplina que já pertence a estrutura curricular.</text:p>
            <text:p>2. O usuário preenche os campos corretamente.</text:p>
          </table:table-cell>
          <table:table-cell table:style-name="ce28" office:value-type="string" calcext:value-type="string">
            <text:p>Disciplina não vinculada e indicação de mensagem disciplina já vinculada a estrutura </text:p>
          </table:table-cell>
          <table:table-cell table:style-name="ce34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4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DESVINCULAR</text:p>
          </table:table-cell>
          <table:table-cell table:style-name="ce21" office:value-type="string" calcext:value-type="string">
            <text:p>TC_007_12</text:p>
          </table:table-cell>
          <table:table-cell table:style-name="ce29" office:value-type="string" calcext:value-type="string">
            <text:p>Desvincular disciplina da estrutura curricular</text:p>
          </table:table-cell>
          <table:table-cell table:style-name="ce28" office:value-type="string" calcext:value-type="string">
            <text:p>1. O usuário  seleciona uma disciplina da lista de disciplina que pertencem a estrutura curricular.</text:p>
            <text:p>2. O usuário desvincular disciplina.</text:p>
            <text:p>3. O usuário confirma a desvinculação.</text:p>
            <text:p/>
          </table:table-cell>
          <table:table-cell table:style-name="ce28" office:value-type="string" calcext:value-type="string">
            <text:p>Disciplina desvinculada, disciplina volta para a lista de disciplinas não pertencentes a estrutura curricular e indicação de mensagem sucesso</text:p>
          </table:table-cell>
          <table:table-cell table:style-name="ce38" office:value-type="string" calcext:value-type="string">
            <text:p>OK</text:p>
          </table:table-cell>
          <table:table-cell table:style-name="ce37"/>
          <table:table-cell table:style-name="ce16" table:number-columns-repeated="1015"/>
        </table:table-row>
        <table:table-row table:style-name="ro15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5"/>
          <table:table-cell table:style-name="ce36"/>
          <table:table-cell table:style-name="ce16" table:number-columns-repeated="1015"/>
        </table:table-row>
        <table:table-row table:style-name="ro1" table:number-rows-repeated="6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6" table:number-columns-repeated="2"/>
          <table:table-cell table:style-name="ce16" table:number-columns-repeated="1015"/>
        </table:table-row>
        <table:table-row table:style-name="ro1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6" table:number-columns-repeated="2"/>
          <table:table-cell table:style-name="ce16" table:number-columns-repeated="1014"/>
          <table:table-cell table:style-name="Default"/>
        </table:table-row>
        <table:table-row table:style-name="ro1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09:19:17.0688583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Andre</meta:initial-creator>
    <meta:creation-date>2014-04-15T13:31:14Z</meta:creation-date>
    <dc:date>2014-11-18T09:38:22.781960822</dc:date>
    <meta:editing-duration>PT6H58M37S</meta:editing-duration>
    <meta:editing-cycles>30</meta:editing-cycles>
    <meta:document-statistic meta:table-count="4" meta:cell-count="215" meta:object-count="0"/>
  </office:meta>
</office:document-meta>
</file>